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38cm" fo:min-width="2.992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10.68cm" fo:min-width="2.9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1.588cm" svg:x="1.305cm" svg:y="3.087cm">
          <text:p text:style-name="P1">main.c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1.305cm" svg:y="7.132cm">
          <text:p text:style-name="P1">src-2.c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1.305cm" svg:y="5.11cm">
          <text:p text:style-name="P1">src-1.c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1.305cm" svg:y="9.707cm">
          <text:p text:style-name="P1">src-n.c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18cm" svg:height="0.317cm" svg:x="1.822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18cm" svg:height="0.317cm" svg:x="2.775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18cm" svg:height="0.317cm" svg:x="3.727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92cm" svg:height="1.588cm" svg:x="7.072cm" svg:y="3.087cm">
          <text:p text:style-name="P1">main.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7.072cm" svg:y="7.132cm">
          <text:p text:style-name="P1">src-2.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7.072cm" svg:y="5.11cm">
          <text:p text:style-name="P1">src-1.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7.072cm" svg:y="9.707cm">
          <text:p text:style-name="P1">src-n.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18cm" svg:height="0.317cm" svg:x="7.589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18cm" svg:height="0.317cm" svg:x="8.542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318cm" svg:height="0.317cm" svg:x="9.494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92cm" svg:height="1.588cm" svg:x="7.09cm" svg:y="12.465cm">
          <text:p text:style-name="P1">startup.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1.305cm" svg:y="12.464cm">
          <text:p text:style-name="P1">startup.c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115cm" svg:y1="3.922cm" svg:x2="6.756cm" svg:y2="3.921cm">
          <text:p/>
        </draw:line>
        <draw:custom-shape draw:style-name="gr1" draw:text-style-name="P2" draw:layer="layout" svg:width="3.492cm" svg:height="1.588cm" svg:x="12.922cm" svg:y="16.022cm">
          <text:p text:style-name="P1">linker.l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92cm" svg:height="10.93cm" svg:x="12.905cm" svg:y="3.087cm">
          <text:p text:style-name="P1">Link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18.62cm" svg:y="7.784cm">
          <text:p text:style-name="P1">fw.elf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26cm" svg:height="0.962cm" svg:x="1.652cm" svg:y="1.635cm">
          <draw:text-box>
            <text:p>Sources</text:p>
          </draw:text-box>
        </draw:frame>
        <draw:frame draw:style-name="gr5" draw:text-style-name="P4" draw:layer="layout" svg:width="3.639cm" svg:height="0.962cm" svg:x="6.92cm" svg:y="1.635cm">
          <draw:text-box>
            <text:p>Object files</text:p>
          </draw:text-box>
        </draw:frame>
        <draw:frame draw:style-name="gr5" draw:text-style-name="P4" draw:layer="layout" svg:width="5.112cm" svg:height="0.962cm" svg:x="12.035cm" svg:y="1.54cm">
          <draw:text-box>
            <text:p text:style-name="P5">Linkage process</text:p>
          </draw:text-box>
        </draw:frame>
        <draw:line draw:style-name="gr3" draw:text-style-name="P2" draw:layer="layout" svg:x1="5.145cm" svg:y1="5.962cm" svg:x2="6.786cm" svg:y2="5.961cm">
          <text:p/>
        </draw:line>
        <draw:line draw:style-name="gr3" draw:text-style-name="P2" draw:layer="layout" svg:x1="5.145cm" svg:y1="7.867cm" svg:x2="6.786cm" svg:y2="7.866cm">
          <text:p/>
        </draw:line>
        <draw:line draw:style-name="gr3" draw:text-style-name="P2" draw:layer="layout" svg:x1="5.091cm" svg:y1="10.408cm" svg:x2="6.732cm" svg:y2="10.407cm">
          <text:p/>
        </draw:line>
        <draw:line draw:style-name="gr3" draw:text-style-name="P2" draw:layer="layout" svg:x1="5.091cm" svg:y1="13.265cm" svg:x2="6.732cm" svg:y2="13.264cm">
          <text:p/>
        </draw:line>
        <draw:line draw:style-name="gr3" draw:text-style-name="P2" draw:layer="layout" svg:x1="10.784cm" svg:y1="3.858cm" svg:x2="12.425cm" svg:y2="3.857cm">
          <text:p/>
        </draw:line>
        <draw:line draw:style-name="gr3" draw:text-style-name="P2" draw:layer="layout" svg:x1="10.814cm" svg:y1="5.898cm" svg:x2="12.455cm" svg:y2="5.897cm">
          <text:p/>
        </draw:line>
        <draw:line draw:style-name="gr3" draw:text-style-name="P2" draw:layer="layout" svg:x1="16.827cm" svg:y1="8.62cm" svg:x2="18.468cm" svg:y2="8.619cm">
          <text:p/>
        </draw:line>
        <draw:line draw:style-name="gr3" draw:text-style-name="P2" draw:layer="layout" svg:x1="10.76cm" svg:y1="10.344cm" svg:x2="12.401cm" svg:y2="10.343cm">
          <text:p/>
        </draw:line>
        <draw:line draw:style-name="gr3" draw:text-style-name="P2" draw:layer="layout" svg:x1="10.76cm" svg:y1="13.201cm" svg:x2="12.401cm" svg:y2="13.2cm">
          <text:p/>
        </draw:line>
        <draw:frame draw:style-name="gr5" draw:text-style-name="P4" draw:layer="layout" svg:width="4.202cm" svg:height="1.673cm" svg:x="8.145cm" svg:y="15.84cm">
          <draw:text-box>
            <text:p>Memory map</text:p>
            <text:p>(linker script)</text:p>
          </draw:text-box>
        </draw:frame>
        <draw:line draw:style-name="gr3" draw:text-style-name="P2" draw:layer="layout" svg:x1="14.587cm" svg:y1="15.722cm" svg:x2="14.587cm" svg:y2="14.452cm">
          <text:p/>
        </draw:line>
        <draw:custom-shape draw:style-name="gr1" draw:text-style-name="P2" draw:layer="layout" svg:width="3.492cm" svg:height="1.588cm" svg:x="24.913cm" svg:y="6.192cm">
          <text:p text:style-name="P1">fw.b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1.588cm" svg:x="24.895cm" svg:y="9.402cm">
          <text:p text:style-name="P1">fw.hex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2.59cm" svg:y1="7.985cm" svg:x2="24.495cm" svg:y2="7.032cm">
          <text:p/>
        </draw:line>
        <draw:line draw:style-name="gr3" draw:text-style-name="P2" draw:layer="layout" svg:x1="22.59cm" svg:y1="9.155cm" svg:x2="24.495cm" svg:y2="10.107cm">
          <text:p/>
        </draw:line>
        <draw:frame draw:style-name="gr5" draw:text-style-name="P4" draw:layer="layout" svg:width="2.471cm" svg:height="0.962cm" svg:x="22.241cm" svg:y="4.492cm">
          <draw:text-box>
            <text:p>binutils</text:p>
          </draw:text-box>
        </draw:frame>
        <draw:line draw:style-name="gr6" draw:text-style-name="P2" draw:layer="layout" svg:x1="22.272cm" svg:y1="4.175cm" svg:x2="22.272cm" svg:y2="12.747cm">
          <text:p/>
        </draw:line>
        <draw:line draw:style-name="gr6" draw:text-style-name="P2" draw:layer="layout" svg:x1="24.695cm" svg:y1="4.175cm" svg:x2="24.695cm" svg:y2="12.74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0:04:40.319656873</meta:creation-date>
    <dc:date>2022-12-28T10:23:57.177418205</dc:date>
    <meta:editing-duration>PT19M17S</meta:editing-duration>
    <meta:editing-cycles>1</meta:editing-cycles>
    <meta:document-statistic meta:object-count="41"/>
    <meta:generator>LibreOffice/7.4.3.2$Linux_X86_64 LibreOffice_project/1048a8393ae2eeec98dff31b5c133c5f1d08b890</meta:generator>
  </office:meta>
</office:document-meta>
</file>